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3ec3" officeooo:paragraph-rsid="00053ec3"/>
    </style:style>
    <style:style style:name="P2" style:family="paragraph" style:parent-style-name="Standard">
      <style:text-properties officeooo:rsid="00053ec3" officeooo:paragraph-rsid="00056de4"/>
    </style:style>
    <style:style style:name="P3" style:family="paragraph" style:parent-style-name="Standard">
      <style:text-properties officeooo:rsid="00056de4" officeooo:paragraph-rsid="00056de4"/>
    </style:style>
    <style:style style:name="P4" style:family="paragraph" style:parent-style-name="Standard">
      <style:text-properties officeooo:rsid="00060440" officeooo:paragraph-rsid="00060440"/>
    </style:style>
    <style:style style:name="P5" style:family="paragraph" style:parent-style-name="Standard">
      <style:text-properties officeooo:rsid="00061998" officeooo:paragraph-rsid="00061998"/>
    </style:style>
    <style:style style:name="T1" style:family="text">
      <style:text-properties officeooo:rsid="00056de4"/>
    </style:style>
    <style:style style:name="T2" style:family="text">
      <style:text-properties officeooo:rsid="000619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a Portable, Back-lit, Battery Powered Insulator Display Case</text:p>
      <text:p text:style-name="P1"/>
      <text:p text:style-name="P1">Step 1: <text:s/>Choose two of the Ikea Ivar shelves (or similar boards) to be the top and bottom. <text:s text:c="2"/>If you have one with a particularly ugly side, choose it as one of these two, as one will be the bottom that nobody will ever see.</text:p>
      <text:p text:style-name="P1"/>
      <text:p text:style-name="P1">If the labels aren’t easy to remove, use a heat gun on low to soften them up. <text:s/></text:p>
      <text:p text:style-name="P1"/>
      <text:p text:style-name="P1">Cut the ends off each board to form two boards 28-3/4” in length.</text:p>
      <text:p text:style-name="P1"/>
      <text:p text:style-name="P1">Step 2: Choose two more Ivar shelves for the sides. <text:s/>Again, remove the price stickers and cut these to 24-3/4” long.</text:p>
      <text:p text:style-name="P1"><text:s/></text:p>
      <text:p text:style-name="P1">Step 3: Using a straight-sided, 3/4” router bit, cut two dado channels that are exactly 1/4” deep in one side of the top and bottom boards. <text:s/>The inner edge of each channel should be 2-1/4” from the edge of the board, which should leave 24-1/4” between the inner edges.</text:p>
      <text:p text:style-name="P1"/>
      <text:p text:style-name="P1">Step 4: <text:s/>Apply a thin line of wood glue to the end of each of the side panels cut in in step 2, and firmly insert into the dado joints in the top and bottom to form a square frame. <text:s/>Use 90 degree <text:s/>corner clamps to make all four joints square.</text:p>
      <text:p text:style-name="P1"/>
      <text:p text:style-name="P1">Once I have all joints seated and aligned, I like to use a 16ga finishing nail gun to drive 2-3 nails into each joint as well to help hold everything in position.</text:p>
      <text:p text:style-name="P1"/>
      <text:p text:style-name="P3">Wait until this is thoroughly dried before proceeding to step 8. <text:s/>You can work on steps 5-7 in the meantime.</text:p>
      <text:p text:style-name="P1"/>
      <text:p text:style-name="P1">Step 5: <text:s/>Using the final Ivar shelf, cut the ends off and leave at least 26” of board.</text:p>
      <text:p text:style-name="P1"/>
      <text:p text:style-name="P1">Step 6: Use a table saw to rip 3” off each side of the shelf. <text:s/>Once these are ripped, discard the center section. <text:s/>These edge pieces will be installed in the back of the shelf for strength and to provide protection for the electronics (top) and a compartment to store things (bottom). <text:s/>Cut each piece (working around any ugly parts) to 24-1/4” long.</text:p>
      <text:p text:style-name="P1"/>
      <text:p text:style-name="P2">Step 7: <text:span text:style-name="T1">Pick one of the two pieces from step 6 that looks good with the finished edge down (and the ripped edge up). <text:s text:c="2"/>This will become the top board. <text:s/>Again with the finished edge down, mark two center points that are 3” and 4-3/8” in from the right side and on a line 1-1/2” down from the top. <text:s/>Use a good sharp 1” Forstner bit to drill two adjacent holes using these two center points. <text:s/>These will be where the wires for the power switch and power supply jack pass through the top board.</text:span></text:p>
      <text:p text:style-name="P2"/>
      <text:p text:style-name="P3">Step 8: Choose a side of the cabinet to be the front and the top. <text:s/>Using the board we made in step 7, run a thin strip of wood glue along the top cut edge (not the finished edge, at the bottom) and install into the top rear of the cabinet. <text:s/>Remember, the switch holes should be on the right as you face the back of the cabinet. <text:s/>The face of this rear switch board should be flush with the end of the bevel on the finished edges of the sides and top. <text:s/>Secure using clamps and drive two 16ga finishing nails through the side into each end and three more evenly spaced from the top.</text:p>
      <text:p text:style-name="P3"/>
      <text:p text:style-name="P3"><text:soft-page-break/>Step 9: <text:s/>Repeat with the other piece cut in step 6, except install it at the bottom of the back. <text:s/>The finished edge should go up, and the ripped edge should go down. <text:s/>Again, a thin bead of glue on the bottom edge and nails from the sides and bottom to secure it.</text:p>
      <text:p text:style-name="P3"/>
      <text:p text:style-name="P3">Step 10: <text:s/>Cut two 24-1/4” pieces and two 21” pieces of corner molding. <text:s/>Test fit the two 24-1/4” pieces into the sides of the box to verify that they fit between the top and bottom boards. <text:s/>If they do not, trim them slightly until they do.</text:p>
      <text:p text:style-name="P3"/>
      <text:p text:style-name="P3">Step 11: Using a 5/64” drill bit, drill three holes through the side of each piece of corner molding that will attach to the cabinet walls. <text:s/>Make one hole in the center, and then make two more, each at approximately 1” from the end. <text:s/></text:p>
      <text:p text:style-name="P3"/>
      <text:p text:style-name="P3">Step 12: <text:s/>Using a 220 grit sanding block (or similar), sand any blemishes from the inside of the box frame.</text:p>
      <text:p text:style-name="P3"/>
      <text:p text:style-name="P3">Step 13: Carefully and lightly mark 7” back from the front of the cabinet on the inside sides and inside top/bottom. <text:s/>I recommend one mark at the center and a couple more out towards the ends. <text:s/>These will mark the front edges of the corner molding installation.</text:p>
      <text:p text:style-name="P3"/>
      <text:p text:style-name="P3">Step 14: Apply a very small amount of wood glue to the side of each L-channel that will attach to the interior box frame. <text:s/>Carefully set each one in place against the marks so that the front edge is 7” from the front of the cabinet. <text:s/>Using 18x5/8” wire nails and a small tack hammer, carefully drive these into place to hold the corner molding.</text:p>
      <text:p text:style-name="P3"/>
      <text:p text:style-name="P4">Step 15: Using stainable wood putty, fill any and all nail holes in the outside surface of the cabinet. <text:s/>Wait for these and all joints to dry thoroughly.</text:p>
      <text:p text:style-name="P4"/>
      <text:p text:style-name="P4">Step 16: <text:s/>Sand the puttied holes and any blemishes on the cabinet, preparing it for stain.</text:p>
      <text:p text:style-name="P4"/>
      <text:p text:style-name="P4">Step 17: <text:s/>Apply a coat of stain (color of your preference) to the cabinet. <text:s/>Wait until thoroughly dry (usually 24-36 hours). <text:s/>My go-to color is Minwax Golden Pecan #245.</text:p>
      <text:p text:style-name="P4"/>
      <text:p text:style-name="P4">Step 18: <text:s/>Apply one coat of Minwax Polyacrylic or similar per manufacturer instructions. <text:s/>I prefer polyacrylic because it forms a nice hard surface immediately after curing, doesn’t run on vertical surfaces, and dries perfectly clear. <text:s/>I typically don’t put a coat on the bottom of the cabinet base, just because there’s no point. <text:s/>Once that coat has dried, apply another. <text:s/>Wait for that to dry, sand lightly but thoroughly with a 220 grid sanding block (or similar) and apply a third coat.</text:p>
      <text:p text:style-name="P4"/>
      <text:p text:style-name="P4">Step 19: Take each of the 72” white shelf standards and measure 24” from the ends. <text:s/>The goal is to keep one factory end on each upright. <text:s/>Using a Dremel and a carbon fiber cutoff disk, cut four 24” standards (one from each end of each 72” piece). <text:s/>Be sure to wear eye protection! <text:s/>Once each is cut, use a Dremel grinding stone bit to grind down any sharp metal left on each cut end.</text:p>
      <text:p text:style-name="P4"/>
      <text:p text:style-name="P4">Step 20: Using a fine point Sharpie or other marking tool, mark points at 1-5/8” and 5-1/4” in from the front edge of the cabinet on the inside of each side board. <text:s/>Mark them near the top and near the bottom of the inside of each side. <text:s/>This is where the front edge of the standards will go.</text:p>
      <text:p text:style-name="P4"/>
      <text:p text:style-name="P4">Step 21: Using 18-8 stainless #2 round head metal screws (McMaster part 93406A075 or similar), secure each standard to the side. <text:s/>The factory cut end should always be down and flush against the <text:soft-page-break/>bottom board, and the front-most edge of the standard should be against the marks you added in step 20. <text:s/>Put the bottom screw in the holes pictured to avoid conflicting with common places to put shelf clips. <text:s/></text:p>
      <text:p text:style-name="P4"/>
      <text:p text:style-name="P4">Step 22: Cut two pieces of white PVC inside corner molding, each 23-3/4” long.</text:p>
      <text:p text:style-name="P4"/>
      <text:p text:style-name="P4">Step 23: Using a 3/16” drill bit, drill three holes through one edge of each piece from step 22. <text:s/>Make the holes perpendicular to the bottom rear surface. <text:s/>The holes should be an inch in from each end, and in the center (11-3/4” from either end).</text:p>
      <text:p text:style-name="P4"/>
      <text:p text:style-name="P4">Step 24: Unbox the LTMate 2’x2’ 5000K LED panel. <text:s/>Remove the screw from the wiring compartment of the ballast box on the back. <text:s/>Depress the tiny tab above the red and white wires where they connect to the board, and carefully pull each wire out of the terminal block. <text:s/>When both wires are free, remove the three screws holding the ballast box to the LED panel. <text:s/>Discard the ballast and reinsert the mounting screws into the panel.</text:p>
      <text:p text:style-name="P4"/>
      <text:p text:style-name="P4">Step 25: Install the LED panel into the front of the cabinet, making sure the wires are near the switch holes in the upper right rear of the cabinet. <text:s/></text:p>
      <text:p text:style-name="P4"/>
      <text:p text:style-name="P4">Step 26: Once the panel is seated into the corner molding channel, <text:span text:style-name="T2">t</text:span>ake a piece of the inside corner molding from step 22-23 and place it <text:span text:style-name="T2">at the bottom edge of the panel so that the holes go down into the bottom board of the cabinet. <text:s/>Make sure the molding is securely against the bottom board and against the light panel, and is roughly centered. <text:s/>U</text:span>sing 3/4” #10 round or pan head stainless metal screw<text:span text:style-name="T2">s (or similar), screw the molding down. <text:s/>I typically start with the center hole and then do the two ends.</text:span></text:p>
      <text:p text:style-name="P4"/>
      <text:p text:style-name="P5">Step 27: Repeat with the other piece of molding, but against the top edge of the panel.</text:p>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20:52:32.231000000</meta:creation-date>
    <dc:date>2019-05-15T21:41:15.638000000</dc:date>
    <meta:editing-duration>PT2M31S</meta:editing-duration>
    <meta:editing-cycles>1</meta:editing-cycles>
    <meta:document-statistic meta:table-count="0" meta:image-count="0" meta:object-count="0" meta:page-count="3" meta:paragraph-count="33" meta:word-count="1459" meta:character-count="7762" meta:non-whitespace-character-count="6265"/>
    <meta:generator>LibreOffice/6.1.4.2$Windows_X86_64 LibreOffice_project/9d0f32d1f0b509096fd65e0d4bec26ddd1938fd3</meta:generator>
  </office:meta>
</office:document-meta>
</file>